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OCIO HIDALG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HIDALG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DRIGUEZ CAVERO, EDER JUS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ELLANO VALDEZ, MARGOT GABRIEL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6853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8T21:25:5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